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start" style:justify-single-word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t avion est un A330-600, mais il est de la famille des A330.</text:p>
      <text:p text:style-name="P1">Dans cet A330, on retrouve 4 toilettes, 3 couloirs, 2 ailes et 8 portes de sortie de secours.</text:p>
      <text:p text:style-name="P1">Cet un avion qui comporte 2 réacteurs, afin de faciliter les usages des compagnies aérienne et de la mainten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50" meta:character-count="268" meta:non-whitespace-character-count="221"/>
    <meta:generator>LibreOfficeDev/6.0.5.2$Linux_X86_64 LibreOffice_project/</meta:generator>
  </office:meta>
</office:document-meta>
</file>